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58497" officeooo:paragraph-rsid="00058497"/>
    </style:style>
    <style:style style:name="P2" style:family="paragraph" style:parent-style-name="Text_20_body" style:list-style-name="L1">
      <style:text-properties officeooo:rsid="00058497" officeooo:paragraph-rsid="00058497"/>
    </style:style>
    <style:style style:name="P3" style:family="paragraph" style:parent-style-name="Title">
      <style:text-properties officeooo:rsid="00058497" officeooo:paragraph-rsid="0005849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mplate da Gestão de Riscos</text:p>
      <text:p text:style-name="P1">Em toda reunião de monitoramento há um tempo reservado apenas para a gestão de riscos.</text:p>
      <text:p text:style-name="P1">Neste tempo, será realizada as seguintes ações:</text:p>
      <text:list xml:id="list3547237287682241035" text:style-name="L1">
        <text:list-item>
          <text:p text:style-name="P2">Apresentação dos ricos anteriormente observados;</text:p>
        </text:list-item>
        <text:list-item>
          <text:p text:style-name="P2">Reanalise dos riscos já observados;</text:p>
        </text:list-item>
        <text:list-item>
          <text:p text:style-name="P2">Verificação de novos riscos, por meio da analise do histórico do projeto e por sugestões dos próprios responsáveis por cada atividade;</text:p>
        </text:list-item>
        <text:list-item>
          <text:p text:style-name="P2">Validação de todos os ricos até o momento analisados pela equip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22:18:09.256688774</meta:creation-date>
    <dc:date>2018-04-10T22:29:17.768209389</dc:date>
    <meta:editing-duration>PT11M8S</meta:editing-duration>
    <meta:editing-cycles>1</meta:editing-cycles>
    <meta:document-statistic meta:table-count="0" meta:image-count="0" meta:object-count="0" meta:page-count="1" meta:paragraph-count="7" meta:word-count="73" meta:character-count="451" meta:non-whitespace-character-count="389"/>
    <meta:generator>LibreOffice/5.1.6.2$Linux_X86_64 LibreOffice_project/10m0$Build-2</meta:generator>
  </office:meta>
</office:document-meta>
</file>